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853cm" fo:margin-left="2.346cm" table:align="left" style:writing-mode="lr-tb"/>
    </style:style>
    <style:style style:name="Table1.A" style:family="table-column">
      <style:table-column-properties style:column-width="3.528cm"/>
    </style:style>
    <style:style style:name="Table1.B" style:family="table-column">
      <style:table-column-properties style:column-width="3.951cm"/>
    </style:style>
    <style:style style:name="Table1.C" style:family="table-column">
      <style:table-column-properties style:column-width="2.469cm"/>
    </style:style>
    <style:style style:name="Table1.D" style:family="table-column">
      <style:table-column-properties style:column-width="1.905cm"/>
    </style:style>
    <style:style style:name="Table1.1" style:family="table-row">
      <style:table-row-properties style:min-row-height="0.393cm" fo:keep-together="auto"/>
    </style:style>
    <style:style style:name="Table1.A1" style:family="table-cell">
      <style:table-cell-properties style:vertical-align="top" fo:padding="0cm" fo:border-left="1pt solid #000000" fo:border-right="none" fo:border-top="1pt solid #000000" fo:border-bottom="none" style:writing-mode="lr-tb"/>
    </style:style>
    <style:style style:name="Table1.D1" style:family="table-cell">
      <style:table-cell-properties style:vertical-align="top" fo:padding="0cm" fo:border-left="1pt solid #000000" fo:border-right="1pt solid #000000" fo:border-top="1pt solid #000000" fo:border-bottom="none" style:writing-mode="lr-tb"/>
    </style:style>
    <style:style style:name="Table1.2" style:family="table-row">
      <style:table-row-properties style:min-row-height="0.042cm" fo:keep-together="auto"/>
    </style:style>
    <style:style style:name="Table1.A2" style:family="table-cell">
      <style:table-cell-properties style:vertical-align="top" fo:padding="0cm" fo:border-left="1pt solid #000000" fo:border-right="none" fo:border-top="none" fo:border-bottom="1pt solid #000000" style:writing-mode="lr-tb"/>
    </style:style>
    <style:style style:name="Table1.D2" style:family="table-cell">
      <style:table-cell-properties style:vertical-align="top" fo:padding="0cm" fo:border-left="1pt solid #000000" fo:border-right="1pt solid #000000" fo:border-top="none" fo:border-bottom="1pt solid #000000" style:writing-mode="lr-tb"/>
    </style:style>
    <style:style style:name="Table1.3" style:family="table-row">
      <style:table-row-properties style:min-row-height="0.358cm" fo:keep-together="auto"/>
    </style:style>
    <style:style style:name="Table1.A3" style:family="table-cell">
      <style:table-cell-properties style:vertical-align="top" fo:padding="0cm" fo:border-left="1pt solid #000000" fo:border-right="none" fo:border-top="none" fo:border-bottom="none" style:writing-mode="lr-tb"/>
    </style:style>
    <style:style style:name="Table1.D3" style:family="table-cell">
      <style:table-cell-properties style:vertical-align="top" fo:padding="0cm" fo:border-left="1pt solid #000000" fo:border-right="1pt solid #000000" fo:border-top="none" fo:border-bottom="none" style:writing-mode="lr-tb"/>
    </style:style>
    <style:style style:name="Table2" style:family="table">
      <style:table-properties style:width="11.853cm" fo:margin-left="2.346cm" table:align="left" style:writing-mode="lr-tb"/>
    </style:style>
    <style:style style:name="Table2.A" style:family="table-column">
      <style:table-column-properties style:column-width="3.528cm"/>
    </style:style>
    <style:style style:name="Table2.B" style:family="table-column">
      <style:table-column-properties style:column-width="3.951cm"/>
    </style:style>
    <style:style style:name="Table2.C" style:family="table-column">
      <style:table-column-properties style:column-width="2.469cm"/>
    </style:style>
    <style:style style:name="Table2.D" style:family="table-column">
      <style:table-column-properties style:column-width="1.905cm"/>
    </style:style>
    <style:style style:name="Table2.1" style:family="table-row">
      <style:table-row-properties style:min-row-height="0.393cm" fo:keep-together="auto"/>
    </style:style>
    <style:style style:name="Table2.A1" style:family="table-cell">
      <style:table-cell-properties style:vertical-align="top" fo:padding="0cm" fo:border-left="1pt solid #000000" fo:border-right="none" fo:border-top="1pt solid #000000" fo:border-bottom="none" style:writing-mode="lr-tb"/>
    </style:style>
    <style:style style:name="Table2.D1" style:family="table-cell">
      <style:table-cell-properties style:vertical-align="top" fo:padding="0cm" fo:border-left="1pt solid #000000" fo:border-right="1pt solid #000000" fo:border-top="1pt solid #000000" fo:border-bottom="none" style:writing-mode="lr-tb"/>
    </style:style>
    <style:style style:name="Table2.2" style:family="table-row">
      <style:table-row-properties style:min-row-height="0.042cm" fo:keep-together="auto"/>
    </style:style>
    <style:style style:name="Table2.A2" style:family="table-cell">
      <style:table-cell-properties style:vertical-align="top" fo:padding="0cm" fo:border-left="1pt solid #000000" fo:border-right="none" fo:border-top="none" fo:border-bottom="1pt solid #000000" style:writing-mode="lr-tb"/>
    </style:style>
    <style:style style:name="Table2.D2" style:family="table-cell">
      <style:table-cell-properties style:vertical-align="top" fo:padding="0cm" fo:border-left="1pt solid #000000" fo:border-right="1pt solid #000000" fo:border-top="none" fo:border-bottom="1pt solid #000000" style:writing-mode="lr-tb"/>
    </style:style>
    <style:style style:name="Table2.3" style:family="table-row">
      <style:table-row-properties style:min-row-height="0.358cm" fo:keep-together="auto"/>
    </style:style>
    <style:style style:name="Table2.A3" style:family="table-cell">
      <style:table-cell-properties style:vertical-align="top" fo:padding="0cm" fo:border-left="1pt solid #000000" fo:border-right="none" fo:border-top="none" fo:border-bottom="none" style:writing-mode="lr-tb"/>
    </style:style>
    <style:style style:name="Table2.D3" style:family="table-cell">
      <style:table-cell-properties style:vertical-align="top" fo:padding="0cm" fo:border-left="1pt solid #000000" fo:border-right="1pt solid #000000" fo:border-top="none" fo:border-bottom="none" style:writing-mode="lr-tb"/>
    </style:style>
    <style:style style:name="P1"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693cm"/>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277cm"/>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513cm"/>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656cm"/>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552c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603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3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621cm"/>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89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589cm"/>
      <style:text-properties style:font-name="Times New Roman" fo:font-size="12pt" officeooo:paragraph-rsid="001802a6"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pt" style:font-name-asian="Times New Roman" style:font-size-asian="1pt" style:font-name-complex="Times New Roman"/>
    </style:style>
    <style:style style:name="P13" style:family="paragraph" style:parent-style-name="Standard">
      <style:paragraph-properties style:line-height-at-least="0cm" style:snap-to-layout-grid="false"/>
      <style:text-properties style:font-name="Times New Roman" fo:font-size="1pt" officeooo:paragraph-rsid="001798a4" style:font-name-asian="Times New Roman" style:font-size-asian="1pt" style:font-name-complex="Times New Roman"/>
    </style:style>
    <style:style style:name="P14" style:family="paragraph" style:parent-style-name="Standard">
      <style:paragraph-properties style:line-height-at-least="0cm" style:snap-to-layout-grid="false"/>
      <style:text-properties style:font-name="Times New Roman" fo:font-size="1pt" officeooo:paragraph-rsid="001802a6" style:font-name-asian="Times New Roman" style:font-size-asian="1pt" style:font-name-complex="Times New Roman"/>
    </style:style>
    <style:style style:name="P15" style:family="paragraph" style:parent-style-name="Standard">
      <style:paragraph-properties style:line-height-at-least="0cm" style:snap-to-layout-grid="false"/>
      <style:text-properties style:font-name="Times New Roman" fo:font-size="1pt" officeooo:rsid="001798a4" officeooo:paragraph-rsid="001798a4" style:font-name-asian="Times New Roman" style:font-size-asian="1pt" style:font-name-complex="Times New Roman"/>
    </style:style>
    <style:style style:name="P16" style:family="paragraph" style:parent-style-name="Standard">
      <style:paragraph-properties style:line-height-at-least="0cm" style:snap-to-layout-grid="false"/>
      <style:text-properties style:font-name="Times New Roman" fo:font-size="8.5pt" officeooo:rsid="0016e4f1" officeooo:paragraph-rsid="0016e4f1" style:font-name-asian="Times New Roman" style:font-size-asian="8.5pt" style:font-name-complex="Times New Roman" style:text-scale="96%"/>
    </style:style>
    <style:style style:name="P17" style:family="paragraph" style:parent-style-name="Standard">
      <style:paragraph-properties style:line-height-at-least="0cm" style:snap-to-layout-grid="false"/>
      <style:text-properties style:font-name="Times New Roman" fo:font-size="8.5pt" officeooo:rsid="001a391e" officeooo:paragraph-rsid="001a391e" style:font-name-asian="Times New Roman" style:font-size-asian="8.5pt" style:font-name-complex="Times New Roman" style:text-scale="96%"/>
    </style:style>
    <style:style style:name="P18"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19" style:family="paragraph" style:parent-style-name="Standard">
      <style:paragraph-properties style:line-height-at-least="0cm" style:snap-to-layout-grid="false"/>
      <style:text-properties style:font-name="Times New Roman" fo:font-size="8.5pt" officeooo:paragraph-rsid="001802a6" style:font-name-asian="Times New Roman" style:font-size-asian="8.5pt" style:font-name-complex="Times New Roman"/>
    </style:style>
    <style:style style:name="P20" style:family="paragraph" style:parent-style-name="Standard">
      <style:paragraph-properties style:line-height-at-least="0cm" style:snap-to-layout-grid="false"/>
      <style:text-properties style:font-name="Times New Roman" fo:font-size="8.5pt" officeooo:rsid="0016e4f1" officeooo:paragraph-rsid="0016e4f1" style:font-name-asian="Times New Roman" style:font-size-asian="8.5pt" style:font-name-complex="Times New Roman" style:text-scale="95%"/>
    </style:style>
    <style:style style:name="P21" style:family="paragraph" style:parent-style-name="Standard">
      <style:paragraph-properties style:line-height-at-least="0cm" style:snap-to-layout-grid="false"/>
      <style:text-properties style:font-name="Times New Roman" fo:font-size="8.5pt" officeooo:rsid="001a391e" officeooo:paragraph-rsid="001a391e" style:font-name-asian="Times New Roman" style:font-size-asian="8.5pt" style:font-name-complex="Times New Roman" style:text-scale="95%"/>
    </style:style>
    <style:style style:name="P22" style:family="paragraph" style:parent-style-name="Standard">
      <style:paragraph-properties style:line-height-at-least="0cm" style:snap-to-layout-grid="false"/>
      <style:text-properties style:font-name="Times New Roman" fo:font-size="8.5pt" officeooo:rsid="0016e4f1" officeooo:paragraph-rsid="0016e4f1" style:font-name-asian="Times New Roman" style:font-size-asian="8.5pt" style:font-name-complex="Times New Roman"/>
    </style:style>
    <style:style style:name="P23" style:family="paragraph" style:parent-style-name="Standard">
      <style:paragraph-properties style:line-height-at-least="0cm" style:snap-to-layout-grid="false"/>
      <style:text-properties style:font-name="Times New Roman" fo:font-size="8.5pt" officeooo:rsid="001a391e" officeooo:paragraph-rsid="001a391e" style:font-name-asian="Times New Roman" style:font-size-asian="8.5pt" style:font-name-complex="Times New Roman"/>
    </style:style>
    <style:style style:name="P24" style:family="paragraph" style:parent-style-name="Standard">
      <style:paragraph-properties style:line-height-at-least="0cm" style:snap-to-layout-grid="false"/>
      <style:text-properties style:font-name="Times New Roman" fo:font-size="8.5pt" officeooo:rsid="001b5f6e" officeooo:paragraph-rsid="001b5f6e" style:font-name-asian="Times New Roman" style:font-size-asian="8.5pt" style:font-name-complex="Times New Roman"/>
    </style:style>
    <style:style style:name="P25" style:family="paragraph" style:parent-style-name="Standard">
      <style:paragraph-properties fo:line-height="99%"/>
      <style:text-properties style:font-name="Arial" style:font-name-asian="Arial" style:font-name-complex="Arial"/>
    </style:style>
    <style:style style:name="P26" style:family="paragraph" style:parent-style-name="Standard">
      <style:paragraph-properties fo:line-height="0.298cm"/>
      <style:text-properties style:font-name="Arial" style:font-name-asian="Arial" style:font-name-complex="Arial"/>
    </style:style>
    <style:style style:name="P27" style:family="paragraph" style:parent-style-name="Standard">
      <style:paragraph-properties fo:line-height="94%"/>
      <style:text-properties style:font-name="Arial" style:font-name-asian="Arial" style:font-name-complex="Arial"/>
    </style:style>
    <style:style style:name="P28" style:family="paragraph" style:parent-style-name="Standard">
      <style:paragraph-properties fo:line-height="0.393cm" fo:text-align="center" style:justify-single-word="false"/>
      <style:text-properties style:font-name="Arial" style:font-name-asian="Arial" style:font-name-complex="Arial"/>
    </style:style>
    <style:style style:name="P29" style:family="paragraph" style:parent-style-name="Standard">
      <style:paragraph-properties fo:line-height="0.393cm" fo:text-align="center" style:justify-single-word="false"/>
      <style:text-properties style:font-name="Arial" officeooo:paragraph-rsid="001802a6" style:font-name-asian="Arial" style:font-name-complex="Arial"/>
    </style:style>
    <style:style style:name="P30" style:family="paragraph" style:parent-style-name="Standard">
      <style:paragraph-properties fo:line-height="0.358cm" fo:text-align="center" style:justify-single-word="false"/>
      <style:text-properties style:font-name="Arial" style:font-name-asian="Arial" style:font-name-complex="Arial"/>
    </style:style>
    <style:style style:name="P31" style:family="paragraph" style:parent-style-name="Standard">
      <style:paragraph-properties fo:line-height="0.358cm" fo:text-align="center" style:justify-single-word="false"/>
      <style:text-properties style:font-name="Arial" officeooo:paragraph-rsid="001802a6" style:font-name-asian="Arial" style:font-name-complex="Arial"/>
    </style:style>
    <style:style style:name="P32" style:family="paragraph" style:parent-style-name="Standard">
      <style:paragraph-properties fo:line-height="0.358cm" fo:text-align="center" style:justify-single-word="false"/>
      <style:text-properties style:font-name="Arial" style:font-name-asian="Arial" style:font-name-complex="Arial" style:text-scale="96%"/>
    </style:style>
    <style:style style:name="P33" style:family="paragraph" style:parent-style-name="Standard">
      <style:paragraph-properties fo:line-height="0.358cm" fo:text-align="center" style:justify-single-word="false"/>
      <style:text-properties style:font-name="Arial" officeooo:paragraph-rsid="001802a6" style:font-name-asian="Arial" style:font-name-complex="Arial" style:text-scale="96%"/>
    </style:style>
    <style:style style:name="P34" style:family="paragraph" style:parent-style-name="Standard">
      <style:paragraph-properties fo:line-height="0.358cm" fo:text-align="center" style:justify-single-word="false"/>
      <style:text-properties style:font-name="Arial" style:font-name-asian="Arial" style:font-name-complex="Arial" style:text-scale="95%"/>
    </style:style>
    <style:style style:name="P35" style:family="paragraph" style:parent-style-name="Standard">
      <style:paragraph-properties fo:line-height="0.358cm" fo:text-align="center" style:justify-single-word="false"/>
      <style:text-properties style:font-name="Arial" officeooo:paragraph-rsid="001802a6" style:font-name-asian="Arial" style:font-name-complex="Arial" style:text-scale="95%"/>
    </style:style>
    <style:style style:name="P36" style:family="paragraph" style:parent-style-name="Standard">
      <style:paragraph-properties fo:line-height="94%"/>
      <style:text-properties style:font-name="Arial" fo:font-size="15pt" style:font-name-asian="Arial" style:font-size-asian="13.1000003814697pt" style:font-name-complex="Arial" style:font-size-complex="15pt"/>
    </style:style>
    <style:style style:name="P37" style:family="paragraph" style:parent-style-name="Standard">
      <style:paragraph-properties style:line-height-at-least="0cm" style:snap-to-layout-grid="false"/>
      <style:text-properties officeooo:paragraph-rsid="001798a4"/>
    </style:style>
    <style:style style:name="P38" style:family="paragraph" style:parent-style-name="Standard">
      <style:paragraph-properties fo:line-height="104%" fo:text-align="justify" style:justify-single-word="false"/>
    </style:style>
    <style:style style:name="P39" style:family="paragraph" style:parent-style-name="Standard">
      <style:paragraph-properties fo:margin-left="0.388cm" fo:margin-right="0cm" fo:line-height="99%" fo:text-indent="0cm" style:auto-text-indent="false">
        <style:tab-stops>
          <style:tab-stop style:position="13.688cm"/>
        </style:tab-stops>
      </style:paragraph-properties>
    </style:style>
    <style:style style:name="P40" style:family="paragraph" style:parent-style-name="Standard">
      <style:paragraph-properties fo:margin-left="5.927cm" fo:margin-right="0cm" style:line-height-at-least="0cm" fo:text-indent="0cm" style:auto-text-indent="false"/>
      <style:text-properties style:font-name="Arial" fo:font-size="14.5pt" style:font-name-asian="Arial" style:font-size-asian="14.5pt" style:font-name-complex="Arial"/>
    </style:style>
    <style:style style:name="P41" style:family="paragraph" style:parent-style-name="Standard" style:list-style-name="WW8Num1">
      <style:paragraph-properties fo:margin-left="0.882cm" fo:margin-right="0cm" fo:line-height="99%" fo:text-align="justify" style:justify-single-word="false" fo:text-indent="-0.452cm" style:auto-text-indent="false">
        <style:tab-stops>
          <style:tab-stop style:position="0.882cm"/>
        </style:tab-stops>
      </style:paragraph-properties>
      <style:text-properties style:font-name="Arial" style:font-name-asian="Arial" style:font-name-complex="Arial"/>
    </style:style>
    <style:style style:name="P42" style:family="paragraph" style:parent-style-name="Standard">
      <style:paragraph-properties fo:margin-left="0.882cm" fo:margin-right="12.559cm" fo:line-height="165%" fo:text-indent="0cm" style:auto-text-indent="false"/>
      <style:text-properties style:font-name="Arial" style:font-name-asian="Arial" style:font-name-complex="Arial"/>
    </style:style>
    <style:style style:name="P43" style:family="paragraph" style:parent-style-name="Standard">
      <style:paragraph-properties fo:margin-left="0.529cm" fo:margin-right="0cm" fo:line-height="99%" fo:text-align="justify" style:justify-single-word="false" fo:text-indent="0cm" style:auto-text-indent="false"/>
      <style:text-properties style:font-name="Arial" style:font-name-asian="Arial" style:font-name-complex="Arial"/>
    </style:style>
    <style:style style:name="P44" style:family="paragraph" style:parent-style-name="Standard">
      <style:paragraph-properties fo:margin-left="0.176cm" fo:margin-right="0cm" fo:line-height="0.393cm" fo:text-indent="0cm" style:auto-text-indent="false"/>
      <style:text-properties style:font-name="Arial" style:font-name-asian="Arial" style:font-name-complex="Arial"/>
    </style:style>
    <style:style style:name="P45" style:family="paragraph" style:parent-style-name="Standard">
      <style:paragraph-properties fo:margin-left="0.176cm" fo:margin-right="0cm" fo:line-height="0.393cm" fo:text-indent="0cm" style:auto-text-indent="false"/>
      <style:text-properties style:font-name="Arial" officeooo:paragraph-rsid="001802a6" style:font-name-asian="Arial" style:font-name-complex="Arial"/>
    </style:style>
    <style:style style:name="P46" style:family="paragraph" style:parent-style-name="Standard" style:master-page-name="Standard">
      <style:paragraph-properties fo:line-height="0.353cm" style:page-number="auto"/>
      <style:text-properties style:font-name="Times New Roman" fo:font-size="12pt" style:font-name-asian="Times New Roman" style:font-size-asian="12pt" style:font-name-complex="Times New Roman"/>
    </style:style>
    <style:style style:name="P47" style:family="paragraph" style:parent-style-name="Standard" style:master-page-name="Convert_20_1">
      <style:paragraph-properties fo:line-height="0.353cm" style:page-number="auto"/>
      <style:text-properties style:font-name="Arial" fo:font-size="9.5pt" officeooo:rsid="001a391e" officeooo:paragraph-rsid="001a391e" style:font-name-asian="Arial" style:font-size-asian="9.5pt" style:font-name-complex="Arial"/>
    </style:style>
    <style:style style:name="P4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fo:font-size="12pt" style:font-size-asian="12pt"/>
    </style:style>
    <style:style style:name="T4" style:family="text">
      <style:text-properties style:font-name="Arial" style:font-name-asian="Arial" style:font-name-complex="Arial"/>
    </style:style>
    <style:style style:name="T5" style:family="text">
      <style:text-properties style:font-name="Arial" fo:font-size="9.5pt" style:font-name-asian="Arial" style:font-size-asian="9.5pt" style:font-name-complex="Arial"/>
    </style:style>
    <style:style style:name="T6" style:family="text">
      <style:text-properties fo:font-size="1pt" style:font-size-asian="1pt"/>
    </style:style>
    <style:style style:name="T7" style:family="text">
      <style:text-properties officeooo:rsid="0016e4f1"/>
    </style:style>
    <style:style style:name="T8" style:family="text">
      <style:text-properties officeooo:rsid="001802a6"/>
    </style:style>
    <style:style style:name="T9" style:family="text">
      <style:text-properties officeooo:rsid="0018f68c"/>
    </style:style>
    <style:style style:name="T10" style:family="text">
      <style:text-properties officeooo:rsid="001a391e"/>
    </style:style>
    <style:style style:name="T11" style:family="text">
      <style:text-properties style:text-position="super 58%" officeooo:rsid="001a391e"/>
    </style:style>
    <style:style style:name="T12" style:family="text">
      <style:text-properties style:text-position="0% 100%"/>
    </style:style>
    <style:style style:name="Sect1"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14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style:style style:name="gr2" style:family="graphic">
      <style:graphic-properties draw:stroke="solid" svg:stroke-width="0.014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line text:anchor-type="char" draw:z-index="0" draw:style-name="gr1" draw:text-style-name="P48" svg:x1="3.217cm" svg:y1="3.35cm" svg:x2="19.641cm" svg:y2="3.35cm"><text:p/></draw:line><draw:line text:anchor-type="char" draw:z-index="1" draw:style-name="gr1" draw:text-style-name="P48" svg:x1="3.224cm" svg:y1="3.343cm" svg:x2="3.224cm" svg:y2="5.146cm"><text:p/></draw:line><draw:line text:anchor-type="char" draw:z-index="2" draw:style-name="gr1" draw:text-style-name="P48" svg:x1="19.634cm" svg:y1="3.343cm" svg:x2="19.634cm" svg:y2="5.146cm"><text:p/></draw:line><text:bookmark text:name="page1"/></text:p>
      <text:p text:style-name="P2"/>
      <text:p text:style-name="P39"><text:span text:style-name="T4">IE613: Online Machine Learning</text:span><text:span text:style-name="T1"><text:tab/></text:span><text:span text:style-name="T4">Jan-Apr 2016</text:span></text:p>
      <text:p text:style-name="P3"/>
      <text:p text:style-name="P40">Assignment 1: Feb 6</text:p>
      <text:p text:style-name="P1"><draw:line text:anchor-type="char" draw:z-index="3" draw:style-name="gr2" draw:text-style-name="P48" svg:x1="0.042cm" svg:y1="0.282cm" svg:x2="16.466cm" svg:y2="0.282cm"><text:p/></draw:line></text:p>
      <text:p text:style-name="P4"/>
      <text:p text:style-name="P38"><text:span text:style-name="T5">Instructions: You are free to code in Python or Matlab or C. Your code should ask to input training set and output a classi er upon execution. Discussion among the class participants is highly encouraged. But please write your own code to make sure that you understand the algorithms. Submit the code by 16th February.</text:span></text:p>
      <text:p text:style-name="P5"/>
      <text:p text:style-name="P25">Train a classi er using the following datasets</text:p>
      <text:p text:style-name="P6"/>
      <text:list xml:id="list5181936669501665259" text:style-name="WW8Num1">
        <text:list-item>
          <text:p text:style-name="P41">Pima Indians Diabetes dataset</text:p>
        </text:list-item>
      </text:list>
      <text:p text:style-name="P26"/>
      <text:list xml:id="list171913061458001" text:continue-numbering="true" text:style-name="WW8Num1">
        <text:list-item>
          <text:p text:style-name="P41">Ionosphere dataset</text:p>
        </text:list-item>
      </text:list>
      <text:p text:style-name="P6"/>
      <text:p text:style-name="P25">For each dataset, use the following algorithms</text:p>
      <text:p text:style-name="P7"/>
      <text:p text:style-name="P42">ERM on half-spaces Logistic regression SVM</text:p>
      <text:p text:style-name="P8"/>
      <text:p text:style-name="P43">Ada-Boost (use decision stumps as weak hypotheses)</text:p>
      <text:p text:style-name="P9"/>
      <text:p text:style-name="P27">Each dataset is divided into training data and test data. Report both training error and test error in the following format.</text:p>
      <text:p text:style-name="P36"><text:tab/><text:tab/><text:tab/><text:tab/><text:tab/><text:span text:style-name="T8">Pima Data</text:span></text:p>
      <text:p text:style-name="P11"><text:tab/><text:tab/></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Algorithm</text:p>
          </table:table-cell>
          <table:table-cell table:style-name="Table2.A1" office:value-type="string">
            <text:p text:style-name="P45">output (hypothesis/es)</text:p>
          </table:table-cell>
          <table:table-cell table:style-name="Table2.A1" office:value-type="string">
            <text:p text:style-name="P45">training error</text:p>
          </table:table-cell>
          <table:table-cell table:style-name="Table2.D1" office:value-type="string">
            <text:p text:style-name="P45">test error</text:p>
          </table:table-cell>
        </table:table-row>
        <table:table-row table:style-name="Table2.2">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3">
          <table:table-cell table:style-name="Table2.A3" office:value-type="string">
            <text:p text:style-name="P33">ERM on half-spaces</text:p>
          </table:table-cell>
          <table:table-cell table:style-name="Table2.A3" office:value-type="string">
            <text:p text:style-name="P17"><text:s/>Hypothesis w= [-0.9 <text:s text:c="8"/>0.23333333 <text:s/>0.17914573 -0.12545455 <text:s/>0.0968254 <text:s/>-0.01879433</text:p>
            <text:p text:style-name="P17"><text:s text:c="2"/>1.23360656 -0.13046541 <text:s/>0.39333333]</text:p>
          </table:table-cell>
          <table:table-cell table:style-name="Table2.A3" office:value-type="string">
            <text:p text:style-name="P19"><text:s text:c="6"/><text:span text:style-name="T10">30%</text:span></text:p>
          </table:table-cell>
          <table:table-cell table:style-name="Table2.D3" office:value-type="string">
            <text:p text:style-name="P19"><text:s text:c="5"/><text:span text:style-name="T10">50%</text:span></text:p>
          </table:table-cell>
        </table:table-row>
        <table:table-row table:style-name="Table2.2">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3">
          <table:table-cell table:style-name="Table2.A3" office:value-type="string">
            <text:p text:style-name="P35">Logistic regression</text:p>
          </table:table-cell>
          <table:table-cell table:style-name="Table2.A3" office:value-type="string">
            <text:p text:style-name="P21"><text:s/>Hypothesis: w = <text:s/>[ -9.05 <text:s text:c="8"/>9.78333333 <text:s/>50.64045226 <text:s/>-6.05909091 <text:s/>-1.21984127</text:p>
            <text:p text:style-name="P21"><text:s text:c="2"/>-5.54148936 <text:s/>35.64232489 <text:s/>16.05941503 <text:s text:c="2"/>9.64333333]</text:p>
          </table:table-cell>
          <table:table-cell table:style-name="Table2.A3" office:value-type="string">
            <text:p text:style-name="P19"><text:s text:c="7"/><text:span text:style-name="T10">31%</text:span></text:p>
          </table:table-cell>
          <table:table-cell table:style-name="Table2.D3" office:value-type="string">
            <text:p text:style-name="P19"><text:s text:c="7"/><text:span text:style-name="T10">47%</text:span></text:p>
          </table:table-cell>
        </table:table-row>
        <table:table-row table:style-name="Table2.2">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3">
          <table:table-cell table:style-name="Table2.A3" office:value-type="string">
            <text:p text:style-name="P31">SVM</text:p>
          </table:table-cell>
          <table:table-cell table:style-name="Table2.A3" office:value-type="string">
            <text:p text:style-name="P24">Hypothesis w= [-1.1 <text:s text:c="7"/>-0.00294118 -0.31548223 -0.2147541 <text:s text:c="2"/>0.84545455 <text:s/>0.8212963</text:p>
            <text:p text:style-name="P24"><text:s text:c="2"/>0.15259366 <text:s/>0.7047181 <text:s text:c="2"/>0.16020408]</text:p>
          </table:table-cell>
          <table:table-cell table:style-name="Table2.A3" office:value-type="string">
            <text:p text:style-name="P19"><text:s text:c="8"/><text:span text:style-name="T9">22%</text:span></text:p>
          </table:table-cell>
          <table:table-cell table:style-name="Table2.D3" office:value-type="string">
            <text:p text:style-name="P19"><text:s text:c="6"/><text:span text:style-name="T9">43%</text:span></text:p>
          </table:table-cell>
        </table:table-row>
        <table:table-row table:style-name="Table2.2">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row table:style-name="Table2.3">
          <table:table-cell table:style-name="Table2.A3" office:value-type="string">
            <text:p text:style-name="P31">Ada-Boost</text:p>
          </table:table-cell>
          <table:table-cell table:style-name="Table2.A3" office:value-type="string">
            <text:p text:style-name="P23">Hypothesis [2, 0, 6, 1, 7, 2, 2, 2, 2, 2, 2, 2, 2, 2, 2, 2, 2, 2, 2, 2, 2, 2, 2, 2, 2, 2, 2, 2, 2, 2, 2, 2, 2, 2, 2, 2, 2, 2, 2, 2, 2, 2, 2, 2, 2, 2, 2, 2, 2, 2, 2, 2, 2, 2, 2, 2, 2, 2, 2, 2, 2, 2, 2, 2, 2, 2, 2, 2, 2, 2, 2, 2, 2, 2, 2, 2, 2, 2, 2, 2, 2, 2, 2, 2, 2, 2, 2, 2, 2, 2, 2, 2, 2, 2, 2, 2, 2, 2, 2, 2]</text:p>
          </table:table-cell>
          <table:table-cell table:style-name="Table2.A3" office:value-type="string">
            <text:p text:style-name="P19"><text:s text:c="8"/><text:span text:style-name="T10">27%</text:span></text:p>
          </table:table-cell>
          <table:table-cell table:style-name="Table2.D3" office:value-type="string">
            <text:p text:style-name="P19"><text:s text:c="6"/><text:span text:style-name="T10">43%</text:span></text:p>
          </table:table-cell>
        </table:table-row>
        <table:table-row table:style-name="Table2.2">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4"/>
          </table:table-cell>
        </table:table-row>
      </table:table>
      <text:p text:style-name="P11"><text:tab/><text:tab/><text:tab/></text:p>
      <text:p text:style-name="P11"><text:soft-page-break/></text:p>
      <text:p text:style-name="P11"/>
      <text:p text:style-name="P11"/>
      <text:p text:style-name="P11"><text:s text:c="4"/><text:tab/><text:tab/><text:span text:style-name="T10">Note: The Hypothesis for Adaboost represent the individual decision stumps i.e the dimension of the feature vector along which the <text:s/>decision tree or the threshold classifier has been based on. Dimension 2 for example represents the 3</text:span><text:span text:style-name="T11">rd</text:span><text:span text:style-name="T10"> dimension of the feature vector,so on and so forth.</text:span></text:p>
      <text:p text:style-name="P11"><text:span text:style-name="T8"><text:tab/><text:tab/><text:tab/><text:tab/><text:tab/>Ionosphere Data</text:span></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Algorithm</text:p>
          </table:table-cell>
          <table:table-cell table:style-name="Table1.A1" office:value-type="string">
            <text:p text:style-name="P44">output (hypothesis/es)</text:p>
          </table:table-cell>
          <table:table-cell table:style-name="Table1.A1" office:value-type="string">
            <text:p text:style-name="P44">training error</text:p>
          </table:table-cell>
          <table:table-cell table:style-name="Table1.D1" office:value-type="string">
            <text:p text:style-name="P44">test error</text:p>
          </table:table-cell>
        </table:table-row>
        <table:table-row table:style-name="Table1.2">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3">
          <table:table-cell table:style-name="Table1.A3" office:value-type="string">
            <text:p text:style-name="P32">ERM on half-spaces</text:p>
          </table:table-cell>
          <table:table-cell table:style-name="Table1.A3" office:value-type="string">
            <text:p text:style-name="P16">Hypothesis w= [ 3.7 <text:s text:c="5"/>-1.45 <text:s text:c="4"/>-0.32535 <text:s text:c="2"/>0.3728 <text:s text:c="3"/>0.1179 <text:s text:c="2"/>-0.465825 -1.796125</text:p>
            <text:p text:style-name="P16"><text:s/>-1.98075 <text:s/>-0.64755 <text:s text:c="2"/>0.765875 <text:s/>2.9026 <text:s text:c="3"/>0.75625 <text:s text:c="2"/>0.1696 <text:s text:c="2"/>-0.24785</text:p>
            <text:p text:style-name="P16"><text:s text:c="2"/>1.142875 -1.166475 -1.4858 <text:s text:c="3"/>1.054725 -0.229875 -0.993775 <text:s/>0.521425</text:p>
            <text:p text:style-name="P16"><text:s/>-0.404375 -0.24975 <text:s text:c="2"/>0.1153 <text:s text:c="3"/>0.079075 -1.225025 <text:s/>1.1628 <text:s text:c="2"/>-0.156525</text:p>
            <text:p text:style-name="P16"><text:s/>-2.646225 -0.45535 <text:s text:c="2"/>0.013375 <text:s/>0.105425 -0.831875 <text:s/>1.611125]</text:p>
          </table:table-cell>
          <table:table-cell table:style-name="Table1.A3" office:value-type="string">
            <text:p text:style-name="P18"><text:s text:c="6"/><text:span text:style-name="T7">16%</text:span></text:p>
          </table:table-cell>
          <table:table-cell table:style-name="Table1.D3" office:value-type="string">
            <text:p text:style-name="P18"><text:s text:c="5"/><text:span text:style-name="T7">12%</text:span></text:p>
          </table:table-cell>
        </table:table-row>
        <table:table-row table:style-name="Table1.2">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3">
          <table:table-cell table:style-name="Table1.A3" office:value-type="string">
            <text:p text:style-name="P34">Logistic regression</text:p>
          </table:table-cell>
          <table:table-cell table:style-name="Table1.A3" office:value-type="string">
            <text:p text:style-name="P20">Hypothesis: w = <text:s/>[ 175.95 <text:s text:c="5"/>-89.15 <text:s text:c="6"/>-6.1459 <text:s text:c="5"/>1.08765 <text:s text:c="2"/>-27.1029 <text:s text:c="3"/>-15.735125</text:p>
            <text:p text:style-name="P20"><text:s text:c="2"/>-20.1828 <text:s text:c="3"/>-39.60285 <text:s text:c="2"/>-16.6774 <text:s text:c="4"/>-6.874 <text:s text:c="5"/>22.2626 <text:s text:c="4"/>22.93315</text:p>
            <text:p text:style-name="P20"><text:s text:c="3"/>-0.71535 <text:s text:c="3"/>15.746425 <text:s/>-18.266225 <text:s text:c="3"/>5.9579 <text:s text:c="5"/>8.40525 <text:s text:c="2"/>-11.7154</text:p>
            <text:p text:style-name="P20"><text:s text:c="3"/>35.8666 <text:s text:c="4"/>-2.2729 <text:s text:c="3"/>-14.384825 <text:s text:c="2"/>23.592225 <text:s/>-14.49995 <text:s text:c="2"/>-13.6275</text:p>
            <text:p text:style-name="P20"><text:s text:c="2"/>-15.030925 <text:s text:c="2"/>-0.57795 <text:s text:c="3"/>51.3684 <text:s text:c="3"/>-16.078275 <text:s/>-26.239 <text:s text:c="4"/>-26.199325</text:p>
            <text:p text:style-name="P20"><text:s text:c="2"/>-22.23775 <text:s text:c="2"/>-12.039625 <text:s text:c="3"/>7.305475 <text:s text:c="2"/>46.005825]</text:p>
          </table:table-cell>
          <table:table-cell table:style-name="Table1.A3" office:value-type="string">
            <text:p text:style-name="P18"><text:s text:c="8"/><text:span text:style-name="T7">5%</text:span></text:p>
          </table:table-cell>
          <table:table-cell table:style-name="Table1.D3" office:value-type="string">
            <text:p text:style-name="P18"><text:s text:c="7"/><text:span text:style-name="T7">7%</text:span></text:p>
          </table:table-cell>
        </table:table-row>
        <table:table-row table:style-name="Table1.2">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3">
          <table:table-cell table:style-name="Table1.A3" office:value-type="string">
            <text:p text:style-name="P30">SVM</text:p>
          </table:table-cell>
          <table:table-cell table:style-name="Table1.A3" office:value-type="string">
            <text:p text:style-name="P24">Hypothesis w= [ 0.55 <text:s text:c="4"/>-0.2 <text:s text:c="5"/>-1.36815 <text:s/>-0.01765 <text:s/>-0.9008 <text:s text:c="2"/>-0.325375 -0.2093</text:p>
            <text:p text:style-name="P24"><text:s text:c="2"/>0.30555 <text:s/>-0.36975 <text:s text:c="2"/>0.18165 <text:s/>-0.257025 <text:s/>0.040925 <text:s/>0.107075 -1.21775</text:p>
            <text:p text:style-name="P24"><text:s text:c="2"/>0.046425 <text:s/>1.0263 <text:s text:c="2"/>-0.196275 -0.0498 <text:s text:c="3"/>0.263125 <text:s/>0.0398 <text:s text:c="2"/>-0.0923</text:p>
            <text:p text:style-name="P24"><text:s text:c="2"/>0.16675 <text:s text:c="2"/>0.1311 <text:s text:c="3"/>0.04245 <text:s/>-0.377225 <text:s/>0.760075 <text:s/>1.08045 <text:s text:c="2"/>0.6772 <text:s text:c="2"/>-0.385</text:p>
            <text:p text:style-name="P24"><text:s/>-0.429175 <text:s/>0.341225 <text:s/>0.603575 <text:s/>0.211375 <text:s/>0.331075]</text:p>
          </table:table-cell>
          <table:table-cell table:style-name="Table1.A3" office:value-type="string">
            <text:p text:style-name="P18"><text:s text:c="8"/><text:span text:style-name="T7">14%</text:span></text:p>
          </table:table-cell>
          <table:table-cell table:style-name="Table1.D3" office:value-type="string">
            <text:p text:style-name="P18"><text:s text:c="6"/><text:span text:style-name="T7">11%</text:span></text:p>
          </table:table-cell>
        </table:table-row>
        <table:table-row table:style-name="Table1.2">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3">
          <table:table-cell table:style-name="Table1.A3" office:value-type="string">
            <text:p text:style-name="P30">Ada-Boost</text:p>
          </table:table-cell>
          <table:table-cell table:style-name="Table1.A3" office:value-type="string">
            <text:p text:style-name="P22">Hypothesis [1, 4, 0, 3, 14, 7, 1, 26, 32, 26, 21, 0, 30, 9, 27, 2, 26, 13, 7, 24, 26, 15, 7, 25, 22, 18, 30, 26, 17, 0, 1, 0, 1, 7, 0, 1, 9, 20, 7, 18, 13, 0, 26, 26, 26, 26, 26, 26, 26, 26, 26, 26, 26, 26, 26, 26, 26, 26, 26, 26, 26, 26, 26, 26, 26, 26, 26, 26, 26, <text:soft-page-break/>26, 26, 26, 26, 26, 26, 26, 26, 26, 26, 26, 26, 26, 26, 26, 26, 26, 26, 26, 26, 26, 26, 26, 26, 26, 26, 26, 26, 26, 26, 26]</text:p>
          </table:table-cell>
          <table:table-cell table:style-name="Table1.A3" office:value-type="string">
            <text:p text:style-name="P18"><text:s text:c="8"/><text:span text:style-name="T7">13%</text:span></text:p>
          </table:table-cell>
          <table:table-cell table:style-name="Table1.D3" office:value-type="string">
            <text:p text:style-name="P18"><text:s text:c="6"/><text:span text:style-name="T7">11%</text:span></text:p>
          </table:table-cell>
        </table:table-row>
        <table:table-row table:style-name="Table1.2">
          <table:table-cell table:style-name="Table1.A2" office:value-type="string">
            <text:p text:style-name="P15">Dsfsfjsdlfsjflsfjlasfaksjflsdsfafas</text:p>
            <text:p text:style-name="P15"/>
            <text:p text:style-name="P15"/>
            <text:p text:style-name="P15"/>
            <text:p text:style-name="P15"/>
            <text:p text:style-name="P15"/>
            <text:p text:style-name="P15"/>
            <text:p text:style-name="P15"/>
            <text:p text:style-name="P15"/>
            <text:p text:style-name="P15"/>
            <text:p text:style-name="P15"/>
            <text:p text:style-name="P37"/>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3"/>
          </table:table-cell>
        </table:table-row>
      </table:table>
      <text:section text:style-name="Sect1" text:name="Section1">
        <text:p text:style-name="P47"><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1.381cm" fo:margin-left="3.17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381cm" fo:margin-left="11.183cm" fo:margin-right="9.913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9T17:19:11.548123546</dc:date>
    <meta:editing-duration>PT24M30S</meta:editing-duration>
    <meta:editing-cycles>5</meta:editing-cycles>
    <meta:generator>LibreOffice/4.4.6.3$Linux_X86_64 LibreOffice_project/40m0$Build-3</meta:generator>
    <meta:document-statistic meta:table-count="2" meta:image-count="0" meta:object-count="0" meta:page-count="4" meta:paragraph-count="73" meta:word-count="566" meta:character-count="3673" meta:non-whitespace-character-count="2803"/>
  </office:meta>
</office:document-meta>
</file>